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7.91pt"/>
    </style:style>
    <style:style style:name="co3" style:family="table-column">
      <style:table-column-properties fo:break-before="auto" style:column-width="74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BonusPoints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Homework5</text:p>
          </table:table-cell>
          <table:table-cell office:value-type="string" calcext:value-type="string">
            <text:p>Homework6</text:p>
          </table:table-cell>
          <table:table-cell office:value-type="string" calcext:value-type="string">
            <text:p>LabReport1</text:p>
          </table:table-cell>
          <table:table-cell office:value-type="string" calcext:value-type="string">
            <text:p>ProjectProposal</text:p>
          </table:table-cell>
          <table:table-cell office:value-type="string" calcext:value-type="string">
            <text:p>Homework7</text:p>
          </table:table-cell>
          <table:table-cell office:value-type="string" calcext:value-type="string">
            <text:p>Midterm2</text:p>
          </table:table-cell>
        </table:table-row>
        <table:table-row table:style-name="ro1">
          <table:table-cell office:value-type="string" calcext:value-type="string">
            <text:p>Martha</text:p>
          </table:table-cell>
          <table:table-cell office:value-type="string" calcext:value-type="string">
            <text:p>Avila-Zavala</text:p>
          </table:table-cell>
          <table:table-cell office:value-type="string" calcext:value-type="string">
            <text:p>mavilaza@poets.whittier.edu</text:p>
          </table:table-cell>
          <table:table-cell office:value-type="float" office:value="95.26" calcext:value-type="float">
            <text:p>95.26</text:p>
          </table:table-cell>
          <table:table-cell/>
          <table:table-cell table:formula="of:=19.5/20" office:value-type="float" office:value="0.975" calcext:value-type="float">
            <text:p>0.975</text:p>
          </table:table-cell>
          <table:table-cell office:value-type="float" office:value="98.57" calcext:value-type="float">
            <text:p>98.57</text:p>
          </table:table-cell>
          <table:table-cell office:value-type="float" office:value="91.14" calcext:value-type="float">
            <text:p>91.14</text:p>
          </table:table-cell>
          <table:table-cell office:value-type="float" office:value="99.71" calcext:value-type="float">
            <text:p>99.7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2.92" calcext:value-type="float">
            <text:p>92.92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4.88" calcext:value-type="float">
            <text:p>94.88</text:p>
          </table:table-cell>
          <table:table-cell table:formula="of:=23/28" office:value-type="float" office:value="0.821428571428571" calcext:value-type="float">
            <text:p>0.8214285714</text:p>
          </table:table-cell>
        </table:table-row>
        <table:table-row table:style-name="ro1">
          <table:table-cell office:value-type="string" calcext:value-type="string">
            <text:p>Rion</text:p>
          </table:table-cell>
          <table:table-cell office:value-type="string" calcext:value-type="string">
            <text:p>Black-Hogins</text:p>
          </table:table-cell>
          <table:table-cell office:value-type="string" calcext:value-type="string">
            <text:p>rionwbh@poets.whittier.edu</text:p>
          </table:table-cell>
          <table:table-cell office:value-type="float" office:value="98.1" calcext:value-type="float">
            <text:p>98.1</text:p>
          </table:table-cell>
          <table:table-cell/>
          <table:table-cell table:formula="of:=19/20" office:value-type="float" office:value="0.95" calcext:value-type="float">
            <text:p>0.95</text:p>
          </table:table-cell>
          <table:table-cell office:value-type="float" office:value="98.29" calcext:value-type="float">
            <text:p>98.29</text:p>
          </table:table-cell>
          <table:table-cell office:value-type="float" office:value="99.57" calcext:value-type="float">
            <text:p>99.57</text:p>
          </table:table-cell>
          <table:table-cell office:value-type="float" office:value="99" calcext:value-type="float">
            <text:p>99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8.79" calcext:value-type="float">
            <text:p>98.79</text:p>
          </table:table-cell>
          <table:table-cell table:formula="of:=28/2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lcaldwel@poets.whittier.edu</text:p>
          </table:table-cell>
          <table:table-cell office:value-type="float" office:value="68.12" calcext:value-type="float">
            <text:p>68.12</text:p>
          </table:table-cell>
          <table:table-cell/>
          <table:table-cell table:formula="of:=16.5/20" office:value-type="float" office:value="0.825" calcext:value-type="float">
            <text:p>0.825</text:p>
          </table:table-cell>
          <table:table-cell office:value-type="float" office:value="83.86" calcext:value-type="float">
            <text:p>83.86</text:p>
          </table:table-cell>
          <table:table-cell office:value-type="float" office:value="85" calcext:value-type="float">
            <text:p>85</text:p>
          </table:table-cell>
          <table:table-cell office:value-type="float" office:value="97.52" calcext:value-type="float">
            <text:p>97.52</text:p>
          </table:table-cell>
          <table:table-cell office:value-type="float" office:value="0" calcext:value-type="float">
            <text:p>0</text:p>
          </table:table-cell>
          <table:table-cell office:value-type="float" office:value="83.92" calcext:value-type="float">
            <text:p>83.92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97.25" calcext:value-type="float">
            <text:p>97.25</text:p>
          </table:table-cell>
          <table:table-cell table:formula="of:=15/28" office:value-type="float" office:value="0.535714285714286" calcext:value-type="float">
            <text:p>0.5357142857</text:p>
          </table:table-cell>
        </table:table-row>
        <table:table-row table:style-name="ro1">
          <table:table-cell office:value-type="string" calcext:value-type="string">
            <text:p>Jasmin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jcao@poets.whittier.edu</text:p>
          </table:table-cell>
          <table:table-cell office:value-type="float" office:value="95.07" calcext:value-type="float">
            <text:p>95.07</text:p>
          </table:table-cell>
          <table:table-cell/>
          <table:table-cell table:formula="of:=19.5/20" office:value-type="float" office:value="0.975" calcext:value-type="float">
            <text:p>0.975</text:p>
          </table:table-cell>
          <table:table-cell office:value-type="float" office:value="99.86" calcext:value-type="float">
            <text:p>99.86</text:p>
          </table:table-cell>
          <table:table-cell office:value-type="float" office:value="99.57" calcext:value-type="float">
            <text:p>99.57</text:p>
          </table:table-cell>
          <table:table-cell office:value-type="float" office:value="99.24" calcext:value-type="float">
            <text:p>99.24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98.54" calcext:value-type="float">
            <text:p>98.54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99.25" calcext:value-type="float">
            <text:p>99.25</text:p>
          </table:table-cell>
          <table:table-cell table:formula="of:=26/28" office:value-type="float" office:value="0.928571428571429" calcext:value-type="float">
            <text:p>0.9285714286</text:p>
          </table:table-cell>
        </table:table-row>
        <table:table-row table:style-name="ro1">
          <table:table-cell office:value-type="string" calcext:value-type="string">
            <text:p>Alondra</text:p>
          </table:table-cell>
          <table:table-cell office:value-type="string" calcext:value-type="string">
            <text:p>Chavira</text:p>
          </table:table-cell>
          <table:table-cell office:value-type="string" calcext:value-type="string">
            <text:p>achavira@poets.whittier.edu</text:p>
          </table:table-cell>
          <table:table-cell office:value-type="float" office:value="94.55" calcext:value-type="float">
            <text:p>94.55</text:p>
          </table:table-cell>
          <table:table-cell/>
          <table:table-cell table:formula="of:=18.5/20" office:value-type="float" office:value="0.925" calcext:value-type="float">
            <text:p>0.925</text:p>
          </table:table-cell>
          <table:table-cell office:value-type="float" office:value="99.43" calcext:value-type="float">
            <text:p>99.43</text:p>
          </table:table-cell>
          <table:table-cell office:value-type="float" office:value="97" calcext:value-type="float">
            <text:p>97</text:p>
          </table:table-cell>
          <table:table-cell office:value-type="float" office:value="98.95" calcext:value-type="float">
            <text:p>98.95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5.58" calcext:value-type="float">
            <text:p>95.58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8.92" calcext:value-type="float">
            <text:p>98.92</text:p>
          </table:table-cell>
          <table:table-cell table:formula="of:=18/28" office:value-type="float" office:value="0.642857142857143" calcext:value-type="float">
            <text:p>0.6428571429</text:p>
          </table:table-cell>
        </table:table-row>
        <table:table-row table:style-name="ro1">
          <table:table-cell office:value-type="string" calcext:value-type="string">
            <text:p>Jasmine</text:p>
          </table:table-cell>
          <table:table-cell office:value-type="string" calcext:value-type="string">
            <text:p>Cheung</text:p>
          </table:table-cell>
          <table:table-cell office:value-type="string" calcext:value-type="string">
            <text:p>jcheung@poets.whittier.edu</text:p>
          </table:table-cell>
          <table:table-cell office:value-type="float" office:value="96.31" calcext:value-type="float">
            <text:p>96.31</text:p>
          </table:table-cell>
          <table:table-cell/>
          <table:table-cell table:formula="of:=20/20" office:value-type="float" office:value="1" calcext:value-type="float">
            <text:p>1</text:p>
          </table:table-cell>
          <table:table-cell office:value-type="float" office:value="99.86" calcext:value-type="float">
            <text:p>99.86</text:p>
          </table:table-cell>
          <table:table-cell office:value-type="float" office:value="99.57" calcext:value-type="float">
            <text:p>99.57</text:p>
          </table:table-cell>
          <table:table-cell office:value-type="float" office:value="98.38" calcext:value-type="float">
            <text:p>98.38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98.75" calcext:value-type="float">
            <text:p>98.75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99.63" calcext:value-type="float">
            <text:p>99.63</text:p>
          </table:table-cell>
          <table:table-cell table:formula="of:=27.5/28" office:value-type="float" office:value="0.982142857142857" calcext:value-type="float">
            <text:p>0.9821428571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ddiaz3@poets.whittier.edu</text:p>
          </table:table-cell>
          <table:table-cell office:value-type="float" office:value="67.74" calcext:value-type="float">
            <text:p>67.74</text:p>
          </table:table-cell>
          <table:table-cell/>
          <table:table-cell table:formula="of:=18.75/20" office:value-type="float" office:value="0.9375" calcext:value-type="float">
            <text:p>0.9375</text:p>
          </table:table-cell>
          <table:table-cell office:value-type="float" office:value="91.14" calcext:value-type="float">
            <text:p>91.14</text:p>
          </table:table-cell>
          <table:table-cell office:value-type="float" office:value="99.43" calcext:value-type="float">
            <text:p>99.43</text:p>
          </table:table-cell>
          <table:table-cell office:value-type="float" office:value="98.86" calcext:value-type="float">
            <text:p>98.86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2.5" calcext:value-type="float">
            <text:p>92.5</text:p>
          </table:table-cell>
          <table:table-cell table:formula="of:=21/28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Ailee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afiguer1@poets.whittier.edu</text:p>
          </table:table-cell>
          <table:table-cell office:value-type="float" office:value="93.57" calcext:value-type="float">
            <text:p>93.57</text:p>
          </table:table-cell>
          <table:table-cell/>
          <table:table-cell table:formula="of:=19.25/20" office:value-type="float" office:value="0.9625" calcext:value-type="float">
            <text:p>0.9625</text:p>
          </table:table-cell>
          <table:table-cell office:value-type="float" office:value="97.57" calcext:value-type="float">
            <text:p>97.57</text:p>
          </table:table-cell>
          <table:table-cell office:value-type="float" office:value="98.14" calcext:value-type="float">
            <text:p>98.14</text:p>
          </table:table-cell>
          <table:table-cell office:value-type="float" office:value="98.86" calcext:value-type="float">
            <text:p>98.86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7.04" calcext:value-type="float">
            <text:p>97.04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3.5/28" office:value-type="float" office:value="0.839285714285714" calcext:value-type="float">
            <text:p>0.8392857143</text:p>
          </table:table-cell>
        </table:table-row>
        <table:table-row table:style-name="ro1">
          <table:table-cell office:value-type="string" calcext:value-type="string">
            <text:p>Chelse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cgalici1@poets.whittier.edu</text:p>
          </table:table-cell>
          <table:table-cell office:value-type="float" office:value="95.02" calcext:value-type="float">
            <text:p>95.02</text:p>
          </table:table-cell>
          <table:table-cell/>
          <table:table-cell table:formula="of:=19.25/20" office:value-type="float" office:value="0.9625" calcext:value-type="float">
            <text:p>0.9625</text:p>
          </table:table-cell>
          <table:table-cell office:value-type="float" office:value="98.29" calcext:value-type="float">
            <text:p>98.29</text:p>
          </table:table-cell>
          <table:table-cell table:number-columns-repeated="2" office:value-type="float" office:value="99.43" calcext:value-type="float">
            <text:p>99.43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6.92" calcext:value-type="float">
            <text:p>96.92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9.25" calcext:value-type="float">
            <text:p>99.25</text:p>
          </table:table-cell>
          <table:table-cell table:formula="of:=26/28" office:value-type="float" office:value="0.928571428571429" calcext:value-type="float">
            <text:p>0.9285714286</text:p>
          </table:table-cell>
        </table:table-row>
        <table:table-row table:style-name="ro1">
          <table:table-cell office:value-type="string" calcext:value-type="string">
            <text:p>Gabriel</text:p>
          </table:table-cell>
          <table:table-cell office:value-type="string" calcext:value-type="string">
            <text:p>Gorospe</text:p>
          </table:table-cell>
          <table:table-cell office:value-type="string" calcext:value-type="string">
            <text:p>ggorospe@poets.whittier.edu</text:p>
          </table:table-cell>
          <table:table-cell office:value-type="float" office:value="98.05" calcext:value-type="float">
            <text:p>98.05</text:p>
          </table:table-cell>
          <table:table-cell/>
          <table:table-cell table:formula="of:=18.25/20" office:value-type="float" office:value="0.9125" calcext:value-type="float">
            <text:p>0.9125</text:p>
          </table:table-cell>
          <table:table-cell office:value-type="float" office:value="98.43" calcext:value-type="float">
            <text:p>98.43</text:p>
          </table:table-cell>
          <table:table-cell office:value-type="float" office:value="99.57" calcext:value-type="float">
            <text:p>99.57</text:p>
          </table:table-cell>
          <table:table-cell office:value-type="float" office:value="83.81" calcext:value-type="float">
            <text:p>83.8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7.04" calcext:value-type="float">
            <text:p>97.04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formula="of:=23.5/28" office:value-type="float" office:value="0.839285714285714" calcext:value-type="float">
            <text:p>0.8392857143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herna17@poets.whittier.edu</text:p>
          </table:table-cell>
          <table:table-cell office:value-type="float" office:value="41.67" calcext:value-type="float">
            <text:p>41.67</text:p>
          </table:table-cell>
          <table:table-cell/>
          <table:table-cell table:formula="of:=16.5/20" office:value-type="float" office:value="0.825" calcext:value-type="float">
            <text:p>0.825</text:p>
          </table:table-cell>
          <table:table-cell office:value-type="float" office:value="63.57" calcext:value-type="float">
            <text:p>63.5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76.54" calcext:value-type="float">
            <text:p>76.54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78.33" calcext:value-type="float">
            <text:p>78.33</text:p>
          </table:table-cell>
          <table:table-cell table:formula="of:=22/28" office:value-type="float" office:value="0.785714285714286" calcext:value-type="float">
            <text:p>0.7857142857</text:p>
          </table:table-cell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mherrer2@poets.whittier.edu</text:p>
          </table:table-cell>
          <table:table-cell office:value-type="float" office:value="99.52" calcext:value-type="float">
            <text:p>99.52</text:p>
          </table:table-cell>
          <table:table-cell/>
          <table:table-cell table:formula="of:=17.75/20" office:value-type="float" office:value="0.8875" calcext:value-type="float">
            <text:p>0.8875</text:p>
          </table:table-cell>
          <table:table-cell office:value-type="float" office:value="99.29" calcext:value-type="float">
            <text:p>99.29</text:p>
          </table:table-cell>
          <table:table-cell office:value-type="float" office:value="98.07" calcext:value-type="float">
            <text:p>98.07</text:p>
          </table:table-cell>
          <table:table-cell office:value-type="float" office:value="98.33" calcext:value-type="float">
            <text:p>98.33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9.17" calcext:value-type="float">
            <text:p>99.17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8.56" calcext:value-type="float">
            <text:p>98.56</text:p>
          </table:table-cell>
          <table:table-cell table:formula="of:=21/28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Courtney</text:p>
          </table:table-cell>
          <table:table-cell office:value-type="string" calcext:value-type="string">
            <text:p>Jeffers</text:p>
          </table:table-cell>
          <table:table-cell office:value-type="string" calcext:value-type="string">
            <text:p>cjeffers@poets.whittier.edu</text:p>
          </table:table-cell>
          <table:table-cell office:value-type="float" office:value="82.24" calcext:value-type="float">
            <text:p>82.24</text:p>
          </table:table-cell>
          <table:table-cell/>
          <table:table-cell table:formula="of:=18/20" office:value-type="float" office:value="0.9" calcext:value-type="float">
            <text:p>0.9</text:p>
          </table:table-cell>
          <table:table-cell office:value-type="float" office:value="90.5" calcext:value-type="float">
            <text:p>90.5</text:p>
          </table:table-cell>
          <table:table-cell office:value-type="float" office:value="84.86" calcext:value-type="float">
            <text:p>84.86</text:p>
          </table:table-cell>
          <table:table-cell office:value-type="float" office:value="56.19" calcext:value-type="float">
            <text:p>56.19</text:p>
          </table:table-cell>
          <table:table-cell office:value-type="float" office:value="0" calcext:value-type="float">
            <text:p>0</text:p>
          </table:table-cell>
          <table:table-cell office:value-type="float" office:value="99.17" calcext:value-type="float">
            <text:p>99.1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19.5/28" office:value-type="float" office:value="0.696428571428571" calcext:value-type="float">
            <text:p>0.6964285714</text:p>
          </table:table-cell>
        </table:table-row>
        <table:table-row table:style-name="ro1">
          <table:table-cell office:value-type="string" calcext:value-type="string">
            <text:p>Josh</text:p>
          </table:table-cell>
          <table:table-cell office:value-type="string" calcext:value-type="string">
            <text:p>Kotani</text:p>
          </table:table-cell>
          <table:table-cell office:value-type="string" calcext:value-type="string">
            <text:p>jkotani@poets.whittier.edu</text:p>
          </table:table-cell>
          <table:table-cell office:value-type="float" office:value="78.21" calcext:value-type="float">
            <text:p>78.21</text:p>
          </table:table-cell>
          <table:table-cell office:value-type="float" office:value="1" calcext:value-type="float">
            <text:p>1</text:p>
          </table:table-cell>
          <table:table-cell table:formula="of:=18.5/20" office:value-type="float" office:value="0.925" calcext:value-type="float">
            <text:p>0.925</text:p>
          </table:table-cell>
          <table:table-cell office:value-type="float" office:value="63.71" calcext:value-type="float">
            <text:p>63.71</text:p>
          </table:table-cell>
          <table:table-cell office:value-type="float" office:value="76.43" calcext:value-type="float">
            <text:p>76.43</text:p>
          </table:table-cell>
          <table:table-cell office:value-type="float" office:value="94.57" calcext:value-type="float">
            <text:p>94.57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7.62" calcext:value-type="float">
            <text:p>97.62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9.25" calcext:value-type="float">
            <text:p>99.25</text:p>
          </table:table-cell>
          <table:table-cell table:formula="of:=18/28" office:value-type="float" office:value="0.642857142857143" calcext:value-type="float">
            <text:p>0.6428571429</text:p>
          </table:table-cell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mmiracle@poets.whittier.edu</text:p>
          </table:table-cell>
          <table:table-cell office:value-type="float" office:value="93.74" calcext:value-type="float">
            <text:p>93.74</text:p>
          </table:table-cell>
          <table:table-cell/>
          <table:table-cell table:formula="of:=16.25/20" office:value-type="float" office:value="0.8125" calcext:value-type="float">
            <text:p>0.8125</text:p>
          </table:table-cell>
          <table:table-cell office:value-type="float" office:value="82.86" calcext:value-type="float">
            <text:p>82.86</text:p>
          </table:table-cell>
          <table:table-cell office:value-type="float" office:value="0" calcext:value-type="float">
            <text:p>0</text:p>
          </table:table-cell>
          <table:table-cell office:value-type="float" office:value="83.71" calcext:value-type="float">
            <text:p>83.71</text:p>
          </table:table-cell>
          <table:table-cell office:value-type="float" office:value="0" calcext:value-type="float">
            <text:p>0</text:p>
          </table:table-cell>
          <table:table-cell office:value-type="float" office:value="97.88" calcext:value-type="float">
            <text:p>97.88</text:p>
          </table:table-cell>
          <table:table-cell office:value-type="float" office:value="0" calcext:value-type="float">
            <text:p>0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94.42" calcext:value-type="float">
            <text:p>94.42</text:p>
          </table:table-cell>
          <table:table-cell table:formula="of:=21/28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Eric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enguyen@poets.whittier.edu</text:p>
          </table:table-cell>
          <table:table-cell office:value-type="float" office:value="98.76" calcext:value-type="float">
            <text:p>98.76</text:p>
          </table:table-cell>
          <table:table-cell/>
          <table:table-cell table:formula="of:=19.5/20" office:value-type="float" office:value="0.975" calcext:value-type="float">
            <text:p>0.975</text:p>
          </table:table-cell>
          <table:table-cell office:value-type="float" office:value="99.57" calcext:value-type="float">
            <text:p>99.57</text:p>
          </table:table-cell>
          <table:table-cell office:value-type="float" office:value="57.14" calcext:value-type="float">
            <text:p>57.14</text:p>
          </table:table-cell>
          <table:table-cell office:value-type="float" office:value="99.33" calcext:value-type="float">
            <text:p>99.33</text:p>
          </table:table-cell>
          <table:table-cell office:value-type="float" office:value="0" calcext:value-type="float">
            <text:p>0</text:p>
          </table:table-cell>
          <table:table-cell office:value-type="float" office:value="99.5" calcext:value-type="float">
            <text:p>99.5</text:p>
          </table:table-cell>
          <table:table-cell table:formula="of:=9/10" office:value-type="float" office:value="0.9" calcext:value-type="float">
            <text:p>0.9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27/28" office:value-type="float" office:value="0.964285714285714" calcext:value-type="float">
            <text:p>0.9642857143</text:p>
          </table:table-cell>
        </table:table-row>
        <table:table-row table:style-name="ro1">
          <table:table-cell office:value-type="string" calcext:value-type="string">
            <text:p>Arnold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aorozco2@poets.whittier.edu</text:p>
          </table:table-cell>
          <table:table-cell office:value-type="float" office:value="65.33" calcext:value-type="float">
            <text:p>65.33</text:p>
          </table:table-cell>
          <table:table-cell/>
          <table:table-cell table:formula="of:=18/20" office:value-type="float" office:value="0.9" calcext:value-type="float">
            <text:p>0.9</text:p>
          </table:table-cell>
          <table:table-cell office:value-type="float" office:value="91.14" calcext:value-type="float">
            <text:p>91.14</text:p>
          </table:table-cell>
          <table:table-cell office:value-type="float" office:value="70.57" calcext:value-type="float">
            <text:p>70.5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2/28" office:value-type="float" office:value="0.428571428571429" calcext:value-type="float">
            <text:p>0.4285714286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Potthoff</text:p>
          </table:table-cell>
          <table:table-cell office:value-type="string" calcext:value-type="string">
            <text:p>npotthof@poets.whittier.edu</text:p>
          </table:table-cell>
          <table:table-cell office:value-type="float" office:value="95.86" calcext:value-type="float">
            <text:p>95.86</text:p>
          </table:table-cell>
          <table:table-cell/>
          <table:table-cell table:formula="of:=18.75/20" office:value-type="float" office:value="0.9375" calcext:value-type="float">
            <text:p>0.9375</text:p>
          </table:table-cell>
          <table:table-cell office:value-type="float" office:value="99.29" calcext:value-type="float">
            <text:p>99.29</text:p>
          </table:table-cell>
          <table:table-cell office:value-type="float" office:value="98.86" calcext:value-type="float">
            <text:p>98.86</text:p>
          </table:table-cell>
          <table:table-cell office:value-type="float" office:value="99.9" calcext:value-type="float">
            <text:p>99.9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5.42" calcext:value-type="float">
            <text:p>95.42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8.63" calcext:value-type="float">
            <text:p>98.63</text:p>
          </table:table-cell>
          <table:table-cell table:formula="of:=25/28" office:value-type="float" office:value="0.892857142857143" calcext:value-type="float">
            <text:p>0.8928571429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crogers3@poets.whittier.edu</text:p>
          </table:table-cell>
          <table:table-cell office:value-type="float" office:value="89.57" calcext:value-type="float">
            <text:p>89.57</text:p>
          </table:table-cell>
          <table:table-cell/>
          <table:table-cell table:formula="of:=15.75/20" office:value-type="float" office:value="0.7875" calcext:value-type="float">
            <text:p>0.7875</text:p>
          </table:table-cell>
          <table:table-cell office:value-type="float" office:value="99.43" calcext:value-type="float">
            <text:p>99.43</text:p>
          </table:table-cell>
          <table:table-cell office:value-type="float" office:value="99.86" calcext:value-type="float">
            <text:p>99.86</text:p>
          </table:table-cell>
          <table:table-cell office:value-type="float" office:value="98.38" calcext:value-type="float">
            <text:p>98.38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8.42" calcext:value-type="float">
            <text:p>98.42</text:p>
          </table:table-cell>
          <table:table-cell table:formula="of:=10/10"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98.08" calcext:value-type="float">
            <text:p>98.08</text:p>
          </table:table-cell>
          <table:table-cell table:formula="of:=24/28" office:value-type="float" office:value="0.857142857142857" calcext:value-type="float">
            <text:p>0.8571428571</text:p>
          </table:table-cell>
        </table:table-row>
        <table:table-row table:style-name="ro1">
          <table:table-cell office:value-type="string" calcext:value-type="string">
            <text:p>Jeffrey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jtam@poets.whittier.edu</text:p>
          </table:table-cell>
          <table:table-cell office:value-type="float" office:value="87.64" calcext:value-type="float">
            <text:p>87.64</text:p>
          </table:table-cell>
          <table:table-cell/>
          <table:table-cell table:formula="of:=19/20" office:value-type="float" office:value="0.95" calcext:value-type="float">
            <text:p>0.95</text:p>
          </table:table-cell>
          <table:table-cell office:value-type="float" office:value="98.57" calcext:value-type="float">
            <text:p>98.57</text:p>
          </table:table-cell>
          <table:table-cell office:value-type="float" office:value="99.14" calcext:value-type="float">
            <text:p>99.14</text:p>
          </table:table-cell>
          <table:table-cell office:value-type="float" office:value="99.24" calcext:value-type="float">
            <text:p>99.24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04" calcext:value-type="float">
            <text:p>99.04</text:p>
          </table:table-cell>
          <table:table-cell table:formula="of:=23.5/28" office:value-type="float" office:value="0.839285714285714" calcext:value-type="float">
            <text:p>0.8392857143</text:p>
          </table:table-cell>
        </table:table-row>
        <table:table-row table:style-name="ro1">
          <table:table-cell office:value-type="string" calcext:value-type="string">
            <text:p>Dee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dvaldez1@poets.whittier.edu</text:p>
          </table:table-cell>
          <table:table-cell office:value-type="float" office:value="96.6" calcext:value-type="float">
            <text:p>96.6</text:p>
          </table:table-cell>
          <table:table-cell/>
          <table:table-cell table:formula="of:=18.75/20" office:value-type="float" office:value="0.9375" calcext:value-type="float">
            <text:p>0.9375</text:p>
          </table:table-cell>
          <table:table-cell office:value-type="float" office:value="99.43" calcext:value-type="float">
            <text:p>99.43</text:p>
          </table:table-cell>
          <table:table-cell office:value-type="float" office:value="98.14" calcext:value-type="float">
            <text:p>98.14</text:p>
          </table:table-cell>
          <table:table-cell office:value-type="float" office:value="98.95" calcext:value-type="float">
            <text:p>98.95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7.5" calcext:value-type="float">
            <text:p>97.5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97.92" calcext:value-type="float">
            <text:p>97.92</text:p>
          </table:table-cell>
          <table:table-cell table:formula="of:=21/28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Rachel</text:p>
          </table:table-cell>
          <table:table-cell office:value-type="string" calcext:value-type="string">
            <text:p>Villareal</text:p>
          </table:table-cell>
          <table:table-cell office:value-type="string" calcext:value-type="string">
            <text:p>rvillare@poets.whittier.edu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20.75/20" office:value-type="float" office:value="1.0375" calcext:value-type="float">
            <text:p>1.0375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9/10" office:value-type="float" office:value="0.9" calcext:value-type="float">
            <text:p>0.9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00" calcext:value-type="float">
            <text:p>100</text:p>
          </table:table-cell>
          <table:table-cell table:formula="of:=26.5/28" office:value-type="float" office:value="0.946428571428571" calcext:value-type="float">
            <text:p>0.9464285714</text:p>
          </table:table-cell>
        </table:table-row>
        <table:table-row table:style-name="ro1">
          <table:table-cell office:value-type="string" calcext:value-type="string">
            <text:p>Samantha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svillega@poets.whittier.edu</text:p>
          </table:table-cell>
          <table:table-cell office:value-type="float" office:value="96.64" calcext:value-type="float">
            <text:p>96.64</text:p>
          </table:table-cell>
          <table:table-cell/>
          <table:table-cell table:formula="of:=18.75/20" office:value-type="float" office:value="0.9375" calcext:value-type="float">
            <text:p>0.9375</text:p>
          </table:table-cell>
          <table:table-cell office:value-type="float" office:value="96.43" calcext:value-type="float">
            <text:p>96.43</text:p>
          </table:table-cell>
          <table:table-cell office:value-type="float" office:value="98.43" calcext:value-type="float">
            <text:p>98.43</text:p>
          </table:table-cell>
          <table:table-cell office:value-type="float" office:value="97.05" calcext:value-type="float">
            <text:p>97.05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42.5" calcext:value-type="float">
            <text:p>42.5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92.83" calcext:value-type="float">
            <text:p>92.83</text:p>
          </table:table-cell>
          <table:table-cell table:formula="of:=19/28" office:value-type="float" office:value="0.678571428571429" calcext:value-type="float">
            <text:p>0.6785714286</text:p>
          </table:table-cell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Witanis</text:p>
          </table:table-cell>
          <table:table-cell office:value-type="string" calcext:value-type="string">
            <text:p>awitanis@poets.whittier.edu</text:p>
          </table:table-cell>
          <table:table-cell office:value-type="float" office:value="97.69" calcext:value-type="float">
            <text:p>97.69</text:p>
          </table:table-cell>
          <table:table-cell/>
          <table:table-cell table:formula="of:=19/20" office:value-type="float" office:value="0.95" calcext:value-type="float">
            <text:p>0.95</text:p>
          </table:table-cell>
          <table:table-cell office:value-type="float" office:value="99" calcext:value-type="float">
            <text:p>99</text:p>
          </table:table-cell>
          <table:table-cell office:value-type="float" office:value="98.86" calcext:value-type="float">
            <text:p>98.86</text:p>
          </table:table-cell>
          <table:table-cell office:value-type="float" office:value="99.52" calcext:value-type="float">
            <text:p>99.52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8/2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ndall</text:p>
          </table:table-cell>
          <table:table-cell office:value-type="string" calcext:value-type="string">
            <text:p>Yeung</text:p>
          </table:table-cell>
          <table:table-cell office:value-type="string" calcext:value-type="string">
            <text:p>kyeung@poets.whittier.edu</text:p>
          </table:table-cell>
          <table:table-cell office:value-type="float" office:value="92.07" calcext:value-type="float">
            <text:p>92.07</text:p>
          </table:table-cell>
          <table:table-cell/>
          <table:table-cell table:formula="of:=20/20" office:value-type="float" office:value="1" calcext:value-type="float">
            <text:p>1</text:p>
          </table:table-cell>
          <table:table-cell office:value-type="float" office:value="98.14" calcext:value-type="float">
            <text:p>98.14</text:p>
          </table:table-cell>
          <table:table-cell office:value-type="float" office:value="92.57" calcext:value-type="float">
            <text:p>92.57</text:p>
          </table:table-cell>
          <table:table-cell office:value-type="float" office:value="97.71" calcext:value-type="float">
            <text:p>97.7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5.75" calcext:value-type="float">
            <text:p>95.75</text:p>
          </table:table-cell>
          <table:table-cell table:formula="of:=8/10" office:value-type="float" office:value="0.8" calcext:value-type="float">
            <text:p>0.8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94.96" calcext:value-type="float">
            <text:p>94.96</text:p>
          </table:table-cell>
          <table:table-cell table:formula="of:=28/28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9-04-24">00/00/0000</text:date>, <text:time style:data-style-name="N2" text:time-value="13:46:04.946452354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9-02-05T13:49:42</meta:creation-date>
    <dc:date>2019-04-24T13:49:00.531266283</dc:date>
    <meta:editing-duration>PT5H43M12S</meta:editing-duration>
    <meta:editing-cycles>26</meta:editing-cycles>
    <meta:document-statistic meta:table-count="1" meta:cell-count="367" meta:object-count="0"/>
  </office:meta>
</office:document-meta>
</file>